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e700" officeooo:paragraph-rsid="001ee700"/>
    </style:style>
    <style:style style:name="P2" style:family="paragraph" style:parent-style-name="Standard">
      <style:text-properties officeooo:rsid="001ee700" officeooo:paragraph-rsid="0029eef7"/>
    </style:style>
    <style:style style:name="P3" style:family="paragraph" style:parent-style-name="Standard">
      <style:text-properties officeooo:rsid="001f37a3" officeooo:paragraph-rsid="001f37a3"/>
    </style:style>
    <style:style style:name="P4" style:family="paragraph" style:parent-style-name="Standard">
      <style:text-properties officeooo:rsid="0026a947" officeooo:paragraph-rsid="0026a947"/>
    </style:style>
    <style:style style:name="P5" style:family="paragraph" style:parent-style-name="Standard">
      <style:text-properties officeooo:rsid="00282ede" officeooo:paragraph-rsid="00282ede"/>
    </style:style>
    <style:style style:name="P6" style:family="paragraph" style:parent-style-name="Standard">
      <style:text-properties officeooo:rsid="002a31e0" officeooo:paragraph-rsid="002a31e0"/>
    </style:style>
    <style:style style:name="P7" style:family="paragraph" style:parent-style-name="Standard">
      <style:text-properties officeooo:rsid="0021b052" officeooo:paragraph-rsid="002a31e0"/>
    </style:style>
    <style:style style:name="P8" style:family="paragraph" style:parent-style-name="Standard">
      <style:text-properties officeooo:rsid="002b6514" officeooo:paragraph-rsid="002b6514"/>
    </style:style>
    <style:style style:name="P9" style:family="paragraph" style:parent-style-name="Standard">
      <style:text-properties officeooo:rsid="002bd6b5" officeooo:paragraph-rsid="002bd6b5"/>
    </style:style>
    <style:style style:name="P10" style:family="paragraph" style:parent-style-name="Standard">
      <style:text-properties officeooo:rsid="002d9711" officeooo:paragraph-rsid="002d9711"/>
    </style:style>
    <style:style style:name="P11" style:family="paragraph" style:parent-style-name="Standard">
      <style:text-properties officeooo:rsid="002dd573" officeooo:paragraph-rsid="002dd573"/>
    </style:style>
    <style:style style:name="P12" style:family="paragraph" style:parent-style-name="Standard">
      <style:text-properties officeooo:rsid="002e0f3c" officeooo:paragraph-rsid="002e0f3c"/>
    </style:style>
    <style:style style:name="P13" style:family="paragraph" style:parent-style-name="Standard">
      <style:text-properties officeooo:rsid="003052ae" officeooo:paragraph-rsid="003052ae"/>
    </style:style>
    <style:style style:name="T1" style:family="text">
      <style:text-properties officeooo:rsid="0027f4f9"/>
    </style:style>
    <style:style style:name="T2" style:family="text">
      <style:text-properties officeooo:rsid="0029eef7"/>
    </style:style>
    <style:style style:name="T3" style:family="text">
      <style:text-properties officeooo:rsid="002b6514"/>
    </style:style>
    <style:style style:name="T4" style:family="text">
      <style:text-properties officeooo:rsid="002dd573"/>
    </style:style>
    <style:style style:name="T5" style:family="text">
      <style:text-properties officeooo:rsid="002e0f3c"/>
    </style:style>
    <style:style style:name="T6" style:family="text">
      <style:text-properties officeooo:rsid="003052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utenance Anglais</text:p>
      <text:p text:style-name="P1"/>
      <text:p text:style-name="P1"/>
      <text:p text:style-name="P1">Introduction :</text:p>
      <text:p text:style-name="P1"/>
      <text:p text:style-name="P4">En France, le niveau en anglais diminue fortement au fil des années. </text:p>
      <text:p text:style-name="P4">Cependant les nouvelles technologies telles que l’informatique peuvent représenter une aide significative dans l’apprentissage de la langue anglaise.</text:p>
      <text:p text:style-name="P4">Nous avons alors mis à disposition des utilisateurs de nombreux outils <text:span text:style-name="T1">leurs permettant d’apprendre et de réviser le vocabulaire, la grammaire, la compréhension écrite et orale pour tous les niveaux.</text:span></text:p>
      <text:p text:style-name="P4"/>
      <text:p text:style-name="P1">Partie I : Les différentes catégories</text:p>
      <text:p text:style-name="P1"/>
      <text:p text:style-name="P5">Sur notre site web, l’utilisateur peut apprendre du nouveau vocabulaire sur 14 différents thèmes. Tous ces mots de vocabulaires sont tirés d’une base de données.</text:p>
      <text:p text:style-name="P5">Nous avons également fait en sorte que l’utilisateur puisse connaître la bonne prononciation des mots.</text:p>
      <text:p text:style-name="P5">De plus la partie vocabulaire comprend deux modes : le mode Learn permettant à l’utilisateur de découvrir et d’apprendre des mots de vocabulaires et le mode Test permettant <text:span text:style-name="T2">à l’utilisateur </text:span>de s’autoévaluer.</text:p>
      <text:p text:style-name="P2"/>
      <text:p text:style-name="P6">Dans la partie grammaire, l’utilisateur aura accès à une partie cours généralement organisé en 2 parties : la formation et l’utilisation des temps ou des modaux etc. <text:span text:style-name="T3">L’utilisateur pourra ensuite mettre en pratique ses connaissances avec les exercices proposés à la suite du cours pour s’autoévaluer.</text:span></text:p>
      <text:p text:style-name="P7"/>
      <text:p text:style-name="P8">Nous avons par la suite deux dernières catégories particulièrement intéressantes : </text:p>
      <text:p text:style-name="P9">La première sous le nom de Article permet à l’utilisateur de lire des articles anglais tirés de la BBC. L’utilisateur travaille donc sa compréhension écrite et peut s’informer sur l’actualité dans le monde.</text:p>
      <text:p text:style-name="P9">La deuxième nommé Culture&amp;History permet à l’utilisateur de regarder et d’écouter des vidéos sur des sujets historiques tirés principalement de la chaine youtube « Simple History ». Cela permet de travailler la compréhension orale tout en s’instruisant sur la cuture et les événements historiques du monde. De plus la chaîne youtube « Simple History » présente les différents événements historiques à travers de petites animations accessibles à tous, au plus grand comme au plus petit.</text:p>
      <text:p text:style-name="P1"/>
      <text:p text:style-name="P1">Partie II : Décomposer en plusieurs thèmes</text:p>
      <text:p text:style-name="P1"/>
      <text:p text:style-name="P10">Pour chaque partie, l’utilisateur aura le choix entre une multitude de thèmes. </text:p>
      <text:p text:style-name="P10">Ce qui fait par ailleurs la force de notre site. En effet, notre site est facilement modulable, c’est à dire qu’il est aisé pour un développeur d’ajouter <text:span text:style-name="T4">du contenu tels que des thèmes</text:span>, des exercices pour toutes les catégories.</text:p>
      <text:p text:style-name="P10"/>
      <text:p text:style-name="P1"/>
      <text:p text:style-name="P1">Partie III : Les outils extérieur utilisés </text:p>
      <text:p text:style-name="P1"/>
      <text:p text:style-name="P11">Afin de rendre notre site interactif nous avons utilisés différents outil extérieurs. </text:p>
      <text:p text:style-name="P11">Dans la partie Culture&amp;history, nous avons utilisé l’API <text:span text:style-name="T5">Youtube qui nous permet de regarder directement des vidéos youtubes sur notre site. On peut donc interagir sur ces vidéos comme si on était sur youtube. Cette API est facile d’utilisation est convient donc encore une fois avec la facilité d’ajouter du contenu puisqu’une ligne de code suffit pour ajouter une vidéo, Il suffit de récupérer un lien de partage sur la video sur youtube.</text:span></text:p>
      <text:p text:style-name="P11"/>
      <text:p text:style-name="P12"><text:soft-page-break/>Pour avoir la prononciation des mots, nous utilisons un Text-To-Speech API from Mozilla Developer, une API open source et donc gratuite. <text:span text:style-name="T6">Cette API utilise une intelligence artificielle qui permet de transformer du texte écrit en parole.</text:span></text:p>
      <text:p text:style-name="P12"/>
      <text:p text:style-name="P13">Une dernière API, nommé NewsAPI, est utilisé pour récupérer les articles les plus récents de la BBC News. L’utilisateur accède directement aux articles présents sur la BBC News.</text:p>
      <text:p text:style-name="P1"/>
      <text:p text:style-name="P3">Conclusion : </text:p>
      <text:p text:style-name="P13">C’est cool</text:p>
      <text:p text:style-name="P3"/>
      <text:p text:style-name="P3">Démonstration : </text:p>
      <text:p text:style-name="P13">Au talent</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13:07:01.449045104</meta:creation-date>
    <dc:date>2023-03-25T14:47:53.665863726</dc:date>
    <meta:editing-duration>PT15M27S</meta:editing-duration>
    <meta:editing-cycles>4</meta:editing-cycles>
    <meta:generator>LibreOffice/7.3.7.2$Linux_X86_64 LibreOffice_project/30$Build-2</meta:generator>
    <meta:document-statistic meta:table-count="0" meta:image-count="0" meta:object-count="0" meta:page-count="2" meta:paragraph-count="25" meta:word-count="529" meta:character-count="3406" meta:non-whitespace-character-count="2895"/>
  </office:meta>
</office:document-meta>
</file>